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9060b" officeooo:paragraph-rsid="0019060b"/>
    </style:style>
    <style:style style:name="P5" style:family="paragraph" style:parent-style-name="Standard">
      <style:text-properties officeooo:rsid="0018ea02" officeooo:paragraph-rsid="0019060b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3"/>
      <text:p text:style-name="P3"/>
      <text:p text:style-name="P4">Valuers used in “UNO as AVR programmer”</text:p>
      <text:p text:style-name="P5"><text:span text:style-name="T3"><text:tab/>168</text:span></text:p>
      <text:p text:style-name="P5"><text:tab/>Fuse_Ex = 0xFF;<text:tab/><text:tab/><text:span text:style-name="T3">Same</text:span></text:p>
      <text:p text:style-name="P5"><text:tab/>Fuse_H = 0xD7;<text:tab/><text:tab/><text:span text:style-name="T3">Different BOD</text:span></text:p>
      <text:p text:style-name="P5"><text:tab/>Fuse_L = 0xE2;<text:tab/><text:tab/><text:span text:style-name="T3">Different </text:span></text:p>
      <text:p text:style-name="P5"><text:tab/>Lock = 0xFF;<text:tab/><text:tab/><text:tab/><text:span text:style-name="T3">Different SUT</text:span></text:p>
      <text:p text:style-name="P3"/>
      <text:p text:style-name="P5"><text:tab/><text:span text:style-name="T3">328</text:span></text:p>
      <text:p text:style-name="P5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4">Note 168 and 328 fuses originally chosen top be the same.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12T16:37:31.614892500</dc:date>
    <meta:editing-duration>PT24M4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0" meta:word-count="166" meta:character-count="920" meta:non-whitespace-character-count="633"/>
  </office:meta>
</office:document-meta>
</file>